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1008e4" officeooo:paragraph-rsid="001008e4"/>
    </style:style>
    <style:style style:name="P2" style:family="paragraph" style:parent-style-name="Heading_20_1">
      <style:text-properties officeooo:rsid="001008e4" officeooo:paragraph-rsid="001008e4"/>
    </style:style>
    <style:style style:name="P3" style:family="paragraph" style:parent-style-name="Text_20_body">
      <style:text-properties officeooo:rsid="001008e4" officeooo:paragraph-rsid="001008e4"/>
    </style:style>
    <style:style style:name="P4" style:family="paragraph" style:parent-style-name="Text_20_body">
      <style:text-properties officeooo:rsid="00117bae" officeooo:paragraph-rsid="00117bae"/>
    </style:style>
    <style:style style:name="P5" style:family="paragraph" style:parent-style-name="Text_20_body" style:list-style-name="L1">
      <style:text-properties officeooo:rsid="00117bae" officeooo:paragraph-rsid="00117bae"/>
    </style:style>
    <style:style style:name="T1" style:family="text">
      <style:text-properties officeooo:rsid="00117b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domax</text:p>
      <text:h text:style-name="P2" text:outline-level="1">Cahier des charges</text:h>
      <text:p text:style-name="P3">Générateur de nombres aléatoires : un programme qui génère un nombre aléatoire entre deux bornes choisies par l’utilisateur.</text:p>
      <text:p text:style-name="P3">Support : <text:span text:style-name="T1">Back-end Python et Front-end Streamlit pour la simplicité</text:span></text:p>
      <text:p text:style-name="P4">Fonctions :</text:p>
      <text:list text:style-name="L1">
        <text:list-item>
          <text:p text:style-name="P5">L’utilisateur entre une borne minimum et maximum</text:p>
        </text:list-item>
        <text:list-item>
          <text:p text:style-name="P5">Bouton générer → afficher le nombre entre la borne minimum et la borne maximum</text:p>
        </text:list-item>
        <text:list-item>
          <text:p text:style-name="P5">Avec animation ?</text:p>
        </text:list-item>
        <text:list-item>
          <text:p text:style-name="P5">Une option « liste de N nombres aléatoires »</text:p>
        </text:list-item>
        <text:list-item>
          <text:p text:style-name="P5">Une option « jeté de dé 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09:07:13.854000000</meta:creation-date>
    <dc:date>2025-03-20T11:45:52.828000000</dc:date>
    <meta:editing-duration>PT2H15M55S</meta:editing-duration>
    <meta:editing-cycles>1</meta:editing-cycles>
    <meta:document-statistic meta:table-count="0" meta:image-count="0" meta:object-count="0" meta:page-count="1" meta:paragraph-count="10" meta:word-count="79" meta:character-count="444" meta:non-whitespace-character-count="380"/>
    <meta:generator>LibreOffice/24.8.4.2$Windows_X86_64 LibreOffice_project/bb3cfa12c7b1bf994ecc5649a80400d06cd71002</meta:generator>
  </office:meta>
</office:document-meta>
</file>